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rovence</text:p>
          </table:table-cell>
          <table:table-cell office:value-type="string">
            <text:p>Trienn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Franciacorta Curvee Prestige Blanc de Blanc Extra bru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Franciacorta Amor bru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Franciacorta Amor ro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Castelfel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ugana</text:p>
          </table:table-cell>
          <table:table-cell office:value-type="string">
            <text:p>Ca de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Lacus</text:p>
          </table:table-cell>
          <table:table-cell office:value-type="string">
            <text:p>Cavaliere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Vernatsch Waldgrie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March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